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5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6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7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2" style:family="paragraph" style:parent-style-name="Table_20_Contents" style:list-style-name="L46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47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48">
      <style:text-properties style:font-name="Verdana" fo:font-size="16pt" style:font-size-asian="16pt" style:font-size-complex="16pt"/>
    </style:style>
    <style:style style:name="P35" style:family="paragraph" style:parent-style-name="Table_20_Contents" style:list-style-name="L49">
      <style:text-properties style:font-name="Verdana" fo:font-size="16pt" style:font-size-asian="16pt" style:font-size-complex="16pt"/>
    </style:style>
    <style:style style:name="P36" style:family="paragraph" style:parent-style-name="Table_20_Contents" style:list-style-name="L46">
      <style:text-properties style:font-name="Verdana" fo:font-size="16pt" fo:background-color="#996600" style:font-size-asian="16pt" style:font-size-complex="16pt"/>
    </style:style>
    <style:style style:name="P37" style:family="paragraph" style:parent-style-name="Text_20_body" style:list-style-name="L45">
      <style:paragraph-properties fo:line-height="150%"/>
      <style:text-properties style:font-name="Arial" fo:font-size="16pt" style:font-name-asian="Arial" style:font-size-asian="16pt" style:font-size-complex="16pt"/>
    </style:style>
    <style:style style:name="P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4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4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3">@@#</text:p>
      <text:p text:style-name="P87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8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6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6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3"/>
      <text:p text:style-name="P17"><text:span text:style-name="T7">6.2.4_13</text:span><text:span text:style-name="T6">---------------------------------------------------------------------------</text:span></text:p>
      <text:p text:style-name="P20">[14] res free# JVEMV6 44#6.2_X / 44. currency / 6. obs / 2. demo result data / 20200911_172811</text:p>
      <text:p text:style-name="P7"/>
      <text:p text:style-name="P7">[do] <text:span text:style-name="T1">#_ </text:span></text:p>
      <text:list xml:id="list1950968518644897307" text:style-name="L1">
        <text:list-item>
          <text:p text:style-name="P39"><text:soft-page-break/>REVIEW </text:p>
        </text:list-item>
        <text:list-item>
          <text:p text:style-name="P39">TASK : TASKS-26 (==&gt; the task code)</text:p>
          <text:list>
            <text:list-item>
              <text:list>
                <text:list-item>
                  <text:p text:style-name="P39">E:\fx</text:p>
                  <text:list>
                    <text:list-item>
                      <text:p text:style-name="P39">20200903_093746[eap-2.id-1].[AUDJPY-5].dir</text:p>
                    </text:list-item>
                    <text:list-item>
                      <text:p text:style-name="P89">20200904_094441[eap-2.id-1].[AUDJPY-5].dir</text:p>
                    </text:list-item>
                    <text:list-item>
                      <text:p text:style-name="P89">20200904_221423[eap-2.id-1].[USDJPY-5].dir</text:p>
                    </text:list-item>
                  </text:list>
                </text:list-item>
                <text:list-item>
                  <text:p text:style-name="P39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9"><text:span text:style-name="T1">#_ </text:span>T-1.1 : 20200903_093746[eap-2.id-1].[AUDJPY-5].dir </text:p>
              <text:list>
                <text:list-item>
                  <text:p text:style-name="P39"/>
                </text:list-item>
              </text:list>
            </text:list-item>
          </text:list>
        </text:list-item>
      </text:list>
      <text:p text:style-name="P7">[next]</text:p>
      <text:list xml:id="list3453987797396999043" text:style-name="L2">
        <text:list-item>
          <text:p text:style-name="P40">TASK : TASKS-26 (==&gt; the task code)</text:p>
          <text:list>
            <text:list-item>
              <text:list>
                <text:list-item>
                  <text:p text:style-name="P40">E:\fx</text:p>
                  <text:list>
                    <text:list-item>
                      <text:p text:style-name="P40">20200904_094441[eap-2.id-1].[AUDJPY-5].dir</text:p>
                    </text:list-item>
                    <text:list-item>
                      <text:p text:style-name="P40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1_181429</text:span></text:p>
      <text:p text:style-name="P7"/>
      <text:p text:style-name="P13"/>
      <text:p text:style-name="P17"><text:span text:style-name="T7">6.2.4_14</text:span><text:span text:style-name="T6">---------------------------------------------------------------------------</text:span></text:p>
      <text:p text:style-name="P20">[15] res free# JVEMV6 44#6.2_X / 44. currency / 6. obs / 2. demo result data / 20200912_104905</text:p>
      <text:p text:style-name="P7"><text:soft-page-break/></text:p>
      <text:p text:style-name="P7">[do] <text:span text:style-name="T1">#_ </text:span></text:p>
      <text:list xml:id="list3356088017792524275" text:style-name="L3">
        <text:list-item>
          <text:p text:style-name="P41">REVIEW </text:p>
        </text:list-item>
        <text:list-item>
          <text:p text:style-name="P41">TASK : TASKS-26 (==&gt; the task code)</text:p>
          <text:list>
            <text:list-item>
              <text:list>
                <text:list-item>
                  <text:p text:style-name="P41">E:\fx</text:p>
                  <text:list>
                    <text:list-item>
                      <text:p text:style-name="P41"><text:span text:style-name="T1">#_ </text:span>20200904_094441[eap-2.id-1].[AUDJPY-5].dir</text:p>
                    </text:list-item>
                    <text:list-item>
                      <text:p text:style-name="P41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1"><text:span text:style-name="T1">#_ </text:span>T-1.1 : 20200904_094441[eap-2.id-1].[AUDJPY-5].dir </text:p>
            </text:list-item>
            <text:list-item>
              <text:p text:style-name="P41"><text:span text:style-name="T1">#_ </text:span>T-1.2 : 20200904_221423[eap-2.id-1].[USDJPY-5].dir </text:p>
            </text:list-item>
            <text:list-item>
              <text:p text:style-name="P41"/>
            </text:list-item>
          </text:list>
        </text:list-item>
      </text:list>
      <text:p text:style-name="P7">[next]</text:p>
      <text:list xml:id="list7334061618167942252" text:style-name="L4">
        <text:list-item>
          <text:p text:style-name="P42">TASK</text:p>
          <text:list>
            <text:list-item>
              <text:list>
                <text:list-item>
                  <text:p text:style-name="P42">20200907_140329[eap-2.id-1].[AUDJPY-5].dir</text:p>
                </text:list-item>
                <text:list-item>
                  <text:p text:style-name="P42">20200907_143149[eap-2.id-1].[AUDJPY-5].dir</text:p>
                </text:list-item>
                <text:list-item>
                  <text:p text:style-name="P42">20200908_094814[eap-2.id-1].[AUDJPY-5].dir</text:p>
                </text:list-item>
                <text:list-item>
                  <text:p text:style-name="P42">20200909_091350[eap-2.id-1].[AUDJPY-5].dir</text:p>
                </text:list-item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2_112727</text:span></text:p>
      <text:p text:style-name="P13"/>
      <text:p text:style-name="P17"><text:span text:style-name="T7">13.48_X</text:span><text:span text:style-name="T6">---------------------------------------------------------------------------</text:span></text:p>
      <text:p text:style-name="P20">[1] res free# JVEMV6 44#13.48_X / 44. currency / 13. tasks / 48. comment-out:ea-6 / 20200913_110315</text:p>
      <text:p text:style-name="P9"><text:soft-page-break/></text:p>
      <text:p text:style-name="P7">[do] <text:span text:style-name="T1">#_ </text:span></text:p>
      <text:list xml:id="list6936550840174676736" text:style-name="L5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C:\Users\iwabuchiken\AppData\Roaming\MetaQuotes\Terminal\34B08C83A5AAE27A4079DE708E60511E\MQL4\Experts\labs\44_11.3_ea\44_11.3.2_ea-6\ea-6.mq4</text:p>
                </text:list-item>
                <text:list-item>
                  <text:p text:style-name="P43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lines</text:p>
                  <text:list>
                    <text:list-item>
                      <text:p text:style-name="P43"><text:span text:style-name="T1">#_ </text:span>326</text:p>
                    </text:list-item>
                    <text:list-item>
                      <text:p text:style-name="P43"><text:span text:style-name="T1">#_ </text:span>619 </text:p>
                    </text:list-item>
                    <text:list-item>
                      <text:p text:style-name="P43"><text:span text:style-name="T1">#_ </text:span>288</text:p>
                    </text:list-item>
                    <text:list-item>
                      <text:p text:style-name="P43"><text:span text:style-name="T1">#_ </text:span>1507</text:p>
                    </text:list-item>
                    <text:list-item>
                      <text:p text:style-name="P43"><text:span text:style-name="T1">#_ </text:span>1518</text:p>
                    </text:list-item>
                  </text:list>
                </text:list-item>
                <text:list-item>
                  <text:p text:style-name="P43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455931229601913964" text:style-name="L6">
        <text:list-item>
          <text:p text:style-name="P44">TASK : COMP</text:p>
        </text:list-item>
      </text:list>
      <text:p text:style-name="P7">[further]</text:p>
      <text:p text:style-name="P7"><text:line-break/><text:span text:style-name="T15">[/ XXX] 20200913_112252</text:span></text:p>
      <text:p text:style-name="P9"/>
      <text:p text:style-name="P13"><text:soft-page-break/></text:p>
      <text:p text:style-name="P9"/>
      <text:p text:style-name="P17"><text:span text:style-name="T7">6.2.4_15</text:span><text:span text:style-name="T6">---------------------------------------------------------------------------</text:span></text:p>
      <text:p text:style-name="P20">[16] res free# JVEMV6 44#6.2_X / 44. currency / 6. obs / 2. demo result data / 20200913_112259</text:p>
      <text:p text:style-name="P7"/>
      <text:p text:style-name="P7">[do] <text:span text:style-name="T1">#_ </text:span></text:p>
      <text:list xml:id="list3154520262124666405" text:style-name="L7">
        <text:list-item>
          <text:p text:style-name="P45">REVIEW </text:p>
        </text:list-item>
        <text:list-item>
          <text:p text:style-name="P45">TASK</text:p>
          <text:list>
            <text:list-item>
              <text:list>
                <text:list-item>
                  <text:p text:style-name="P90">20200907_140329[eap-2.id-1].[AUDJPY-5].dir</text:p>
                </text:list-item>
                <text:list-item>
                  <text:p text:style-name="P45">20200907_143149[eap-2.id-1].[AUDJPY-5].dir</text:p>
                </text:list-item>
                <text:list-item>
                  <text:p text:style-name="P45">20200908_094814[eap-2.id-1].[AUDJPY-5].dir</text:p>
                </text:list-item>
                <text:list-item>
                  <text:p text:style-name="P45">20200909_091350[eap-2.id-1].[AUDJPY-5].dir</text:p>
                </text:list-item>
                <text:list-item>
                  <text:p text:style-name="P45">20200910_093925[eap-2.id-1].[USDJPY-5].dir</text:p>
                </text:list-item>
                <text:list-item>
                  <text:p text:style-name="P45">20200911_181722[eap-2.id-1].[USDJPY-5].dir</text:p>
                </text:list-item>
              </text:list>
            </text:list-item>
            <text:list-item>
              <text:p text:style-name="P45"><text:span text:style-name="T1">#_ </text:span>T-1.1 : 20200907_143149[eap-2.id-1].[AUDJPY-5].dir</text:p>
              <text:list>
                <text:list-item>
                  <text:p text:style-name="P45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5367560713523252520" text:style-name="L8">
        <text:list-item>
          <text:p text:style-name="P46">TASK</text:p>
          <text:list>
            <text:list-item>
              <text:list>
                <text:list-item>
                  <text:p text:style-name="P46">20200907_143149[eap-2.id-1].[AUDJPY-5].dir</text:p>
                </text:list-item>
                <text:list-item>
                  <text:p text:style-name="P46">20200908_094814[eap-2.id-1].[AUDJPY-5].dir</text:p>
                </text:list-item>
                <text:list-item>
                  <text:p text:style-name="P46">20200909_091350[eap-2.id-1].[AUDJPY-5].dir</text:p>
                </text:list-item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3_115631</text:span></text:p>
      <text:p text:style-name="P7"/>
      <text:p text:style-name="P13"/>
      <text:p text:style-name="P7"/>
      <text:p text:style-name="P17"><text:span text:style-name="T7">6.2.4_15</text:span><text:span text:style-name="T6">---------------------------------------------------------------------------</text:span></text:p>
      <text:p text:style-name="P20">[16] res free# JVEMV6 44#6.2_X / 44. currency / 6. obs / 2. demo result data / 20200914_112743</text:p>
      <text:p text:style-name="P7"/>
      <text:p text:style-name="P7">[do] <text:span text:style-name="T1">#_ </text:span></text:p>
      <text:list xml:id="list4143214652256933904" text:style-name="L9">
        <text:list-item>
          <text:p text:style-name="P47">REVIEW </text:p>
        </text:list-item>
        <text:list-item>
          <text:p text:style-name="P47">TASK</text:p>
          <text:list>
            <text:list-item>
              <text:list>
                <text:list-item>
                  <text:p text:style-name="P91">20200907_143149[eap-2.id-1].[AUDJPY-5].dir</text:p>
                </text:list-item>
                <text:list-item>
                  <text:p text:style-name="P94">20200908_094814[eap-2.id-1].[AUDJPY-5].dir</text:p>
                </text:list-item>
                <text:list-item>
                  <text:p text:style-name="P94">20200909_091350[eap-2.id-1].[AUDJPY-5].dir</text:p>
                </text:list-item>
                <text:list-item>
                  <text:p text:style-name="P101">20200910_093925[eap-2.id-1].[USDJPY-5].dir</text:p>
                </text:list-item>
                <text:list-item>
                  <text:p text:style-name="P101">20200911_181722[eap-2.id-1].[USDJPY-5].dir</text:p>
                </text:list-item>
              </text:list>
            </text:list-item>
            <text:list-item>
              <text:p text:style-name="P47"><text:span text:style-name="T1">#_ </text:span>T-1.1 : 20200908_094814[eap-2.id-1].[AUDJPY-5].dir </text:p>
            </text:list-item>
            <text:list-item>
              <text:p text:style-name="P47"><text:span text:style-name="T1">#_ </text:span>20200909_091350[eap-2.id-1].[AUDJPY-5].dir </text:p>
            </text:list-item>
            <text:list-item>
              <text:p text:style-name="P47"/>
            </text:list-item>
          </text:list>
        </text:list-item>
      </text:list>
      <text:p text:style-name="P7">[next]</text:p>
      <text:list xml:id="list5161314814092086887" text:style-name="L10">
        <text:list-item>
          <text:p text:style-name="P48">TASK</text:p>
          <text:list>
            <text:list-item>
              <text:list>
                <text:list-item>
                  <text:p text:style-name="P48">20200910_093925[eap-2.id-1].[USDJPY-5].dir</text:p>
                </text:list-item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4_121652</text:span></text:p>
      <text:p text:style-name="P7"/>
      <text:p text:style-name="P13"/>
      <text:p text:style-name="P7"/>
      <text:p text:style-name="P17"><text:span text:style-name="T7">6.2.4_16</text:span><text:span text:style-name="T6">---------------------------------------------------------------------------</text:span></text:p>
      <text:p text:style-name="P20">[17] res free# JVEMV6 44#6.2_X / 44. currency / 6. obs / 2. demo result data / 20200915_163237</text:p>
      <text:p text:style-name="P7"/>
      <text:p text:style-name="P7">[do] <text:span text:style-name="T1">#_ </text:span></text:p>
      <text:list xml:id="list7732676089784124625" text:style-name="L11">
        <text:list-item>
          <text:p text:style-name="P49">REVIEW </text:p>
        </text:list-item>
        <text:list-item>
          <text:p text:style-name="P49"><text:span text:style-name="T1">#_ </text:span>SEG-1 : TASKS-48.1</text:p>
          <text:list>
            <text:list-item>
              <text:p text:style-name="P49">S-1.1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-1 </text:p>
          <text:list>
            <text:list-item>
              <text:list>
                <text:list-item>
                  <text:p text:style-name="P49"><text:span text:style-name="T1">#_ </text:span>20200910_093925[eap-2.id-1].[USDJPY-5].dir</text:p>
                </text:list-item>
                <text:list-item>
                  <text:p text:style-name="P92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584725315681039482" text:style-name="L12">
        <text:list-item>
          <text:p text:style-name="P50">TASK</text:p>
          <text:list>
            <text:list-item>
              <text:list>
                <text:list-item>
                  <text:p text:style-name="P5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5_175719</text:span></text:p>
      <text:p text:style-name="P7"/>
      <text:p text:style-name="P13"/>
      <text:p text:style-name="P7"><text:soft-page-break/></text:p>
      <text:p text:style-name="P17"><text:span text:style-name="T7">6.2.4_17</text:span><text:span text:style-name="T6">---------------------------------------------------------------------------</text:span></text:p>
      <text:p text:style-name="P20">[18] res free# JVEMV6 44#6.2_X / 44. currency / 6. obs / 2. demo result data / 20200916_131234</text:p>
      <text:p text:style-name="P7"/>
      <text:p text:style-name="P7">[do] <text:span text:style-name="T1">#_ </text:span></text:p>
      <text:list xml:id="list2335959676159496891" text:style-name="L13">
        <text:list-item>
          <text:p text:style-name="P51">REVIEW </text:p>
        </text:list-item>
        <text:list-item>
          <text:p text:style-name="P51"><text:span text:style-name="T1">#_ </text:span>TASK-1 </text:p>
          <text:list>
            <text:list-item>
              <text:list>
                <text:list-item>
                  <text:p text:style-name="P51">20200911_181722[eap-2.id-1].[USDJPY-5].dir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<text:span text:style-name="T1">#_ </text:span>PROBLEM : “\app\Lib\utils\libfx.php (line 968) '$cntOf_TRs : 0'”</text:p>
                  <text:list>
                    <text:list-item>
                      <text:p text:style-name="P51">TRY-1 : review ==&gt; tickets-data list items → in statement file ?</text:p>
                      <text:list>
                        <text:list-item>
                          <text:p text:style-name="P51">==&gt; YES</text:p>
                        </text:list-item>
                      </text:list>
                    </text:list-item>
                    <text:list-item>
                      <text:p text:style-name="P51"><text:span text:style-name="T1">#_ </text:span>TRY-1.1 : statement file ==&gt; 9/11 and 9/10</text:p>
                      <text:list>
                        <text:list-item>
                          <text:p text:style-name="P51">9/10<text:tab/>==&gt; DetailedStatement.[u-j,M5,sell].[id=20117981].[20200913_112022].htm</text:p>
                        </text:list-item>
                        <text:list-item>
                          <text:p text:style-name="P51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1"><text:span text:style-name="T1">#_ </text:span>TRY-1.2 : 9/10 ==&gt; re-gen combined </text:p>
                      <text:list>
                        <text:list-item>
                          <text:p text:style-name="P51"><text:span text:style-name="T1">#_ </text:span>DUP : odt file</text:p>
                        </text:list-item>
                        <text:list-item>
                          <text:p text:style-name="P51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88">folder ==&gt; back to …/Logs</text:p>
                        </text:list-item>
                        <text:list-item>
                          <text:p text:style-name="P88">url ==&gt; access</text:p>
                        </text:list-item>
                        <text:list-item>
                          <text:p text:style-name="P88">==&gt; gen-ed</text:p>
                        </text:list-item>
                      </text:list>
                    </text:list-item>
                    <text:list-item>
                      <text:p text:style-name="P51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1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88">compare with : [ea-6_tester-1].(20200910_093925).(tickets-data).log</text:p>
                        </text:list-item>
                        <text:list-item>
                          <text:p text:style-name="P88">===&gt; no diff</text:p>
                        </text:list-item>
                      </text:list>
                    </text:list-item>
                    <text:list-item>
                      <text:p text:style-name="P88">TRY-3 : review ==&gt; “\lib_fx_admin.php (line 1404)”</text:p>
                      <text:list>
                        <text:list-item>
                          <text:p text:style-name="P51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1"><text:span text:style-name="T1">#_ </text:span><text:span text:style-name="T20">TRY-4 : fix the params, re-access</text:span></text:p>
                      <text:list>
                        <text:list-item>
                          <text:p text:style-name="P51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88">===&gt; gen-ed</text:p>
                        </text:list-item>
                      </text:list>
                    </text:list-item>
                    <text:list-item>
                      <text:p text:style-name="P93">TRY-X : eclipse task : 44#fx-fix_in-44#6.2_combined-not-created-properly/1~</text:p>
                      <text:list>
                        <text:list-item>
                          <text:p text:style-name="P93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1"><text:s text:c="2"/></text:p>
                </text:list-item>
              </text:list>
            </text:list-item>
          </text:list>
        </text:list-item>
      </text:list>
      <text:p text:style-name="P7">[next]</text:p>
      <text:list xml:id="list1795355702166654513" text:style-name="L14">
        <text:list-item>
          <text:p text:style-name="P52">TASK</text:p>
          <text:list>
            <text:list-item>
              <text:list>
                <text:list-item>
                  <text:p text:style-name="P52">20200914_095555[eap-2.id-1].[USDJPY-5].dir</text:p>
                </text:list-item>
                <text:list-item>
                  <text:p text:style-name="P52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7"/>
      <text:p text:style-name="P17"><text:span text:style-name="T7">6.2.4_18</text:span><text:span text:style-name="T6">---------------------------------------------------------------------------</text:span></text:p>
      <text:p text:style-name="P20"><text:soft-page-break/>[19] res free# JVEMV6 44#6.2_X / 44. currency / 6. obs / 2. demo result data / 20200917_104504</text:p>
      <text:p text:style-name="P7"/>
      <text:p text:style-name="P7">[do] <text:span text:style-name="T1">#_ </text:span></text:p>
      <text:list xml:id="list7390837462038180233" text:style-name="L15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95">20200914_095555[eap-2.id-1].[USDJPY-5].dir</text:p>
                </text:list-item>
                <text:list-item>
                  <text:p text:style-name="P102">20200915_163128[eap-2.id-1].[USDJPY-5].dir</text:p>
                </text:list-item>
                <text:list-item>
                  <text:p text:style-name="P102">20200916_094242[eap-2.id-1].[USDJPY-5].dir</text:p>
                </text:list-item>
              </text:list>
            </text:list-item>
            <text:list-item>
              <text:p text:style-name="P53"><text:span text:style-name="T1">#_ </text:span>T-1.1 : 20200914_095555[eap-2.id-1].[USDJPY-5].dir </text:p>
            </text:list-item>
            <text:list-item>
              <text:p text:style-name="P53"/>
            </text:list-item>
          </text:list>
        </text:list-item>
      </text:list>
      <text:p text:style-name="P7">[next]</text:p>
      <text:list xml:id="list2926166981650382476" text:style-name="L16">
        <text:list-item>
          <text:p text:style-name="P54">TASK</text:p>
          <text:list>
            <text:list-item>
              <text:list>
                <text:list-item>
                  <text:p text:style-name="P54">20200915_163128[eap-2.id-1].[USDJPY-5].dir</text:p>
                </text:list-item>
                <text:list-item>
                  <text:p text:style-name="P54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17"><text:span text:style-name="T7">6.2.4_19</text:span><text:span text:style-name="T6">---------------------------------------------------------------------------</text:span></text:p>
      <text:p text:style-name="P20">[20] res free# JVEMV6 44#6.2_X / 44. currency / 6. obs / 2. demo result data / 20200918_121859</text:p>
      <text:p text:style-name="P7"/>
      <text:p text:style-name="P7">[do] <text:span text:style-name="T1">#_ </text:span></text:p>
      <text:list xml:id="list88022571660440617" text:style-name="L17">
        <text:list-item>
          <text:p text:style-name="P55"><text:soft-page-break/>REVIEW </text:p>
        </text:list-item>
        <text:list-item>
          <text:p text:style-name="P55">TASK-1</text:p>
          <text:list>
            <text:list-item>
              <text:list>
                <text:list-item>
                  <text:p text:style-name="P96">20200915_163128[eap-2.id-1].[USDJPY-5].dir</text:p>
                </text:list-item>
                <text:list-item>
                  <text:p text:style-name="P55">20200916_094242[eap-2.id-1].[USDJPY-5].dir</text:p>
                </text:list-item>
              </text:list>
            </text:list-item>
            <text:list-item>
              <text:p text:style-name="P55">T-1.1 : 20200915_163128[eap-2.id-1].[USDJPY-5].dir</text:p>
            </text:list-item>
            <text:list-item>
              <text:p text:style-name="P55"/>
            </text:list-item>
          </text:list>
        </text:list-item>
      </text:list>
      <text:p text:style-name="P7">[next]</text:p>
      <text:list xml:id="list2676148282228057959" text:style-name="L18">
        <text:list-item>
          <text:p text:style-name="P56">TASK</text:p>
          <text:list>
            <text:list-item>
              <text:list>
                <text:list-item>
                  <text:p text:style-name="P56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8_121842</text:span></text:p>
      <text:p text:style-name="P7"/>
      <text:p text:style-name="P13"/>
      <text:p text:style-name="P7"/>
      <text:p text:style-name="P17"><text:span text:style-name="T7">6.2.4_20</text:span><text:span text:style-name="T6">---------------------------------------------------------------------------</text:span></text:p>
      <text:p text:style-name="P20">[21] res free# JVEMV6 44#6.2_X / 44. currency / 6. obs / 2. demo result data / 20200919_103615</text:p>
      <text:p text:style-name="P7"/>
      <text:p text:style-name="P7">[do] <text:span text:style-name="T1">#_ </text:span></text:p>
      <text:list xml:id="list233458060521298728" text:style-name="L19">
        <text:list-item>
          <text:p text:style-name="P57">REVIEW </text:p>
        </text:list-item>
        <text:list-item>
          <text:p text:style-name="P57">TASK-1 </text:p>
          <text:list>
            <text:list-item>
              <text:list>
                <text:list-item>
                  <text:p text:style-name="P97">20200916_094242[eap-2.id-1].[USDJPY-5].dir</text:p>
                </text:list-item>
              </text:list>
            </text:list-item>
            <text:list-item>
              <text:p text:style-name="P57"/>
            </text:list-item>
          </text:list>
        </text:list-item>
      </text:list>
      <text:p text:style-name="P7">[next]</text:p>
      <text:list xml:id="list6367524717000626249" text:style-name="L20">
        <text:list-item>
          <text:p text:style-name="P58"><text:soft-page-break/>TASK</text:p>
          <text:list>
            <text:list-item>
              <text:list>
                <text:list-item>
                  <text:p text:style-name="P58">20200917_083009[eap-2.id-1].[USDJPY-5].dir</text:p>
                </text:list-item>
                <text:list-item>
                  <text:p text:style-name="P58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9_114726</text:span></text:p>
      <text:p text:style-name="P7"/>
      <text:p text:style-name="P13"/>
      <text:p text:style-name="P17"><text:span text:style-name="T7">6.2.4_21</text:span><text:span text:style-name="T6">---------------------------------------------------------------------------</text:span></text:p>
      <text:p text:style-name="P20">[22] res free# JVEMV6 44#6.2_X / 44. currency / 6. obs / 2. demo result data / 20200920_130626</text:p>
      <text:p text:style-name="P7"/>
      <text:p text:style-name="P7">[do] <text:span text:style-name="T1">#_ </text:span></text:p>
      <text:list xml:id="list737633780649318730" text:style-name="L21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98">20200917_083009[eap-2.id-1].[USDJPY-5].dir</text:p>
                </text:list-item>
                <text:list-item>
                  <text:p text:style-name="P98">20200918_084904[eap-2.id-1].[USDJPY-5].dir</text:p>
                </text:list-item>
              </text:list>
            </text:list-item>
            <text:list-item>
              <text:p text:style-name="P59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2275844" text:continue-numbering="true" text:style-name="L21">
        <text:list-item>
          <text:list>
            <text:list-item>
              <text:p text:style-name="P59"/>
            </text:list-item>
            <text:list-item>
              <text:p text:style-name="P59"/>
            </text:list-item>
          </text:list>
        </text:list-item>
      </text:list>
      <text:p text:style-name="P7">[next]</text:p>
      <text:list xml:id="list894718560654335580" text:style-name="L22">
        <text:list-item>
          <text:p text:style-name="P60"/>
        </text:list-item>
      </text:list>
      <text:p text:style-name="P7">[further]</text:p>
      <text:p text:style-name="P7"><text:soft-page-break/><text:line-break/><text:span text:style-name="T15">[/ XXX] </text:span></text:p>
      <text:p text:style-name="P7"/>
      <text:p text:style-name="P13"/>
      <text:p text:style-name="P17"><text:span text:style-name="T7">6.2.4_22</text:span><text:span text:style-name="T6">---------------------------------------------------------------------------</text:span></text:p>
      <text:p text:style-name="P20">[23] res free# JVEMV6 44#6.2_X / 44. currency / 6. obs / 2. demo result data / 20200921_140657</text:p>
      <text:p text:style-name="P7"/>
      <text:p text:style-name="P7">[do] <text:span text:style-name="T1">#_ </text:span></text:p>
      <text:list xml:id="list6339849197381683415" text:style-name="L23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4465851335989210408" text:style-name="L24">
        <text:list-item>
          <text:p text:style-name="P62">TASK : 9/18, u/j, m5, sell </text:p>
          <text:list>
            <text:list-item>
              <text:p text:style-name="P62">==&gt; prev 4 consecu-down → graphing</text:p>
            </text:list-item>
          </text:list>
        </text:list-item>
        <text:list-item>
          <text:p text:style-name="P62">TASK-2</text:p>
          <text:list>
            <text:list-item>
              <text:p text:style-name="P62">a/j, m5, sell (sdcard)</text:p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17"><text:span text:style-name="T7">6.2.4_22</text:span><text:span text:style-name="T6">---------------------------------------------------------------------------</text:span></text:p>
      <text:p text:style-name="P20">[23] res free# JVEMV6 44#6.2_X / 44. currency / 6. obs / 2. demo result data / 20200922_110102</text:p>
      <text:p text:style-name="P7"><text:soft-page-break/></text:p>
      <text:p text:style-name="P7">[do] <text:span text:style-name="T1">#_ </text:span></text:p>
      <text:list xml:id="list4508858337532526461" text:style-name="L25">
        <text:list-item>
          <text:p text:style-name="P63">REVIEW </text:p>
        </text:list-item>
        <text:list-item>
          <text:p text:style-name="P63"><text:span text:style-name="T1">#_ </text:span>TASK : 9/18, u/j, m5, sell</text:p>
          <text:list>
            <text:list-item>
              <text:list>
                <text:list-item>
                  <text:p text:style-name="P63">==&gt; prev 4 consecu-<text:span text:style-name="T21">down</text:span> up → graphing</text:p>
                </text:list-item>
              </text:list>
            </text:list-item>
            <text:list-item>
              <text:p text:style-name="P63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2274307" text:continue-numbering="true" text:style-name="L25">
        <text:list-item>
          <text:list>
            <text:list-item>
              <text:list>
                <text:list-item>
                  <text:p text:style-name="P63"/>
                </text:list-item>
              </text:list>
            </text:list-item>
          </text:list>
        </text:list-item>
        <text:list-item>
          <text:p text:style-name="P63">TASK-2</text:p>
          <text:list>
            <text:list-item>
              <text:p text:style-name="P63">a/j, m5, sell (sdcard)</text:p>
              <text:list>
                <text:list-item>
                  <text:p text:style-name="P99">20200907_134721[eap-2.id-1].[AUDJPY-5].dir</text:p>
                </text:list-item>
                <text:list-item>
                  <text:p text:style-name="P63">20200908_103526[eap-2.id-1].[AUDJPY-5].dir</text:p>
                </text:list-item>
                <text:list-item>
                  <text:p text:style-name="P63">20200909_115319[eap-2.id-1].[AUDJPY-5].dir</text:p>
                </text:list-item>
                <text:list-item>
                  <text:p text:style-name="P63">20200910_093548[eap-2.id-1].[AUDJPY-5].dir</text:p>
                </text:list-item>
                <text:list-item>
                  <text:p text:style-name="P63">20200911_045656[eap-2.id-1].[AUDJPY-5].dir</text:p>
                </text:list-item>
                <text:list-item>
                  <text:p text:style-name="P63">20200914_094747[eap-2.id-1].[AUDJPY-5].dir</text:p>
                </text:list-item>
                <text:list-item>
                  <text:p text:style-name="P63">20200915_045322[eap-2.id-1].[AUDJPY-5].dir</text:p>
                </text:list-item>
                <text:list-item>
                  <text:p text:style-name="P63">20200916_143622[eap-2.id-1].[AUDJPY-5].dir</text:p>
                </text:list-item>
                <text:list-item>
                  <text:p text:style-name="P63">20200917_082627[eap-2.id-1].[AUDJPY-5].dir</text:p>
                </text:list-item>
                <text:list-item>
                  <text:p text:style-name="P63">20200918_084824[eap-2.id-1].[AUDJPY-5].dir</text:p>
                </text:list-item>
              </text:list>
            </text:list-item>
            <text:list-item>
              <text:p text:style-name="P63"><text:span text:style-name="T1">#_ </text:span>T-2.1 : 20200907_134721[eap-2.id-1].[AUDJPY-5].dir</text:p>
            </text:list-item>
          </text:list>
        </text:list-item>
        <text:list-item>
          <text:p text:style-name="P63">[further]</text:p>
        </text:list-item>
      </text:list>
      <text:p text:style-name="P7">[next]</text:p>
      <text:list xml:id="list1076955480511336706" text:style-name="L26">
        <text:list-item>
          <text:p text:style-name="P64">TASK</text:p>
          <text:list>
            <text:list-item>
              <text:list>
                <text:list-item>
                  <text:p text:style-name="P100">20200908_103526[eap-2.id-1].[AUDJPY-5].dir</text:p>
                </text:list-item>
                <text:list-item>
                  <text:p text:style-name="P64"><text:soft-page-break/>20200909_115319[eap-2.id-1].[AUDJPY-5].dir</text:p>
                </text:list-item>
                <text:list-item>
                  <text:p text:style-name="P64">20200910_093548[eap-2.id-1].[AUDJPY-5].dir</text:p>
                </text:list-item>
                <text:list-item>
                  <text:p text:style-name="P64">20200911_045656[eap-2.id-1].[AUDJPY-5].dir</text:p>
                </text:list-item>
                <text:list-item>
                  <text:p text:style-name="P64">20200914_094747[eap-2.id-1].[AUDJPY-5].dir</text:p>
                </text:list-item>
                <text:list-item>
                  <text:p text:style-name="P64">20200915_045322[eap-2.id-1].[AUDJPY-5].dir</text:p>
                </text:list-item>
                <text:list-item>
                  <text:p text:style-name="P64">20200916_143622[eap-2.id-1].[AUDJPY-5].dir</text:p>
                </text:list-item>
                <text:list-item>
                  <text:p text:style-name="P64">20200917_082627[eap-2.id-1].[AUDJPY-5].dir</text:p>
                </text:list-item>
                <text:list-item>
                  <text:p text:style-name="P64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17"><text:span text:style-name="T7">6.2.4_X</text:span><text:span text:style-name="T6">---------------------------------------------------------------------------</text:span></text:p>
      <text:p text:style-name="P20">[1] res free# JVEMV6 44#TASKS_49 / 44. currency / TASKS-49. combined-list-gen-stats / 20200924_112321</text:p>
      <text:p text:style-name="P12"/>
      <text:p text:style-name="P7">[do] <text:span text:style-name="T1">#_ </text:span></text:p>
      <text:list xml:id="list63125139616669925" text:style-name="L27">
        <text:list-item>
          <text:p text:style-name="P65">REVIEW </text:p>
        </text:list-item>
        <text:list-item>
          <text:p text:style-name="P65">TASK-1</text:p>
          <text:list>
            <text:list-item>
              <text:p text:style-name="P65"><text:span text:style-name="T1">#_ </text:span>T-1.1 : re-look codes</text:p>
            </text:list-item>
            <text:list-item>
              <text:p text:style-name="P65"><text:span text:style-name="T1">#_ </text:span>T-1.2 : //code:20200924_112838</text:p>
              <text:list>
                <text:list-item>
                  <text:p text:style-name="P65">CODE : gen → total</text:p>
                </text:list-item>
                <text:list-item>
                  <text:p text:style-name="P65">sample ==&gt; 20200908_103526[eap-2.id-1].[AUDJPY-5].dir</text:p>
                </text:list-item>
                <text:list-item>
                  <text:p text:style-name="P65"><text:soft-page-break/>TEST ==&gt; OK</text:p>
                </text:list-item>
              </text:list>
            </text:list-item>
            <text:list-item>
              <text:p text:style-name="P65"><text:span text:style-name="T1">#_ </text:span>T-1.3 : minus, plus</text:p>
              <text:list>
                <text:list-item>
                  <text:p text:style-name="P65">==&gt; OK</text:p>
                </text:list-item>
              </text:list>
            </text:list-item>
            <text:list-item>
              <text:p text:style-name="P65"><text:span text:style-name="T1">#_ </text:span>T-1.4 : BB.loc ==&gt; 1, minus order</text:p>
              <text:list>
                <text:list-item>
                  <text:p text:style-name="P65">CODE</text:p>
                </text:list-item>
                <text:list-item>
                  <text:p text:style-name="P65">==&gt; OK</text:p>
                </text:list-item>
              </text:list>
            </text:list-item>
            <text:list-item>
              <text:p text:style-name="P65">T-1.5 : codes ==&gt; to a new func</text:p>
              <text:list>
                <text:list-item>
                  <text:p text:style-name="P65">CODE : //code:20200924_112838</text:p>
                  <text:list>
                    <text:list-item>
                      <text:p text:style-name="P65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5">T-1.6 : BB.loc ==&gt; 1~3</text:p>
              <text:list>
                <text:list-item>
                  <text:p text:style-name="P65">CODE : //code:20200924_115713</text:p>
                </text:list-item>
                <text:list-item>
                  <text:p text:style-name="P65">==&gt; OK</text:p>
                </text:list-item>
              </text:list>
            </text:list-item>
            <text:list-item>
              <text:p text:style-name="P65">T-1.7 : 1 ~ 6</text:p>
              <text:list>
                <text:list-item>
                  <text:p text:style-name="P65">CODE : //code:20200924_121037</text:p>
                </text:list-item>
                <text:list-item>
                  <text:p text:style-name="P65">TEST ==&gt; OK</text:p>
                </text:list-item>
              </text:list>
            </text:list-item>
            <text:list-item>
              <text:p text:style-name="P65">T-1.8 : order in plus, 1 ~ 6</text:p>
              <text:list>
                <text:list-item>
                  <text:p text:style-name="P65">CODE : //code:20200924_122109</text:p>
                </text:list-item>
                <text:list-item>
                  <text:p text:style-name="P65">==&gt; OK</text:p>
                </text:list-item>
              </text:list>
            </text:list-item>
          </text:list>
        </text:list-item>
      </text:list>
      <text:p text:style-name="P7">[next]</text:p>
      <text:list xml:id="list8419616760676808472" text:style-name="L28">
        <text:list-item>
          <text:p text:style-name="P66">TASK : cont. (TASKS-49)</text:p>
          <text:list>
            <text:list-item>
              <text:p text:style-name="P66">sum of total, ….</text:p>
            </text:list-item>
          </text:list>
        </text:list-item>
      </text:list>
      <text:p text:style-name="P7">[further]</text:p>
      <text:p text:style-name="P7"><text:span text:style-name="T7"><text:line-break/></text:span><text:span text:style-name="T14">[/ XXX] 20200924_122449</text:span></text:p>
      <text:p text:style-name="P7"/>
      <text:p text:style-name="P13"/>
      <text:p text:style-name="P17"><text:soft-page-break/><text:span text:style-name="T7">6.2.4_1</text:span><text:span text:style-name="T6">---------------------------------------------------------------------------</text:span></text:p>
      <text:p text:style-name="P20">[2] res free# JVEMV6 44#TASKS_49 / 44. currency / TASKS-49. combined-list-gen-stats / 20200925_105653</text:p>
      <text:p text:style-name="P7"/>
      <text:p text:style-name="P7">[do] <text:span text:style-name="T1">#_ </text:span></text:p>
      <text:list xml:id="list5884503264066385208" text:style-name="L29">
        <text:list-item>
          <text:p text:style-name="P67">REVIEW </text:p>
        </text:list-item>
        <text:list-item>
          <text:p text:style-name="P67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7">==&gt; gen graph</text:p>
                </text:list-item>
              </text:list>
            </text:list-item>
          </text:list>
        </text:list-item>
        <text:list-item>
          <text:p text:style-name="P67">SEG-2 : TASKS-50 </text:p>
          <text:list>
            <text:list-item>
              <text:p text:style-name="P67">S-2.1</text:p>
              <text:list>
                <text:list-item>
                  <text:p text:style-name="P67">new file : C:\WORKS_2\WS\Eclipse_Luna\Cake_IFM11\app\Lib\utils\fx\TASKS-50_gen-url.php</text:p>
                </text:list-item>
                <text:list-item>
                  <text:p text:style-name="P67">CODE</text:p>
                </text:list-item>
                <text:list-item>
                  <text:p text:style-name="P67"/>
                </text:list-item>
              </text:list>
            </text:list-item>
          </text:list>
        </text:list-item>
        <text:list-item>
          <text:p text:style-name="P67">TASK-1 : 20200909_115319[eap-2.id-1].[AUDJPY-5].dir</text:p>
          <text:list>
            <text:list-item>
              <text:p text:style-name="P67">T-1.1</text:p>
              <text:list>
                <text:list-item>
                  <text:p text:style-name="P67">==&gt; HALT</text:p>
                </text:list-item>
              </text:list>
            </text:list-item>
          </text:list>
        </text:list-item>
      </text:list>
      <text:p text:style-name="P7">[next]</text:p>
      <text:list xml:id="list7197739105179793619" text:style-name="L30">
        <text:list-item>
          <text:p text:style-name="P68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8">//next:20200925_120949</text:p>
            </text:list-item>
            <text:list-item>
              <text:p text:style-name="P68">==&gt; then, <text:span text:style-name="T23">gen combined : <text:s/>20200909_115319</text:span></text:p>
            </text:list-item>
          </text:list>
        </text:list-item>
      </text:list>
      <text:p text:style-name="P7">[further]</text:p>
      <text:p text:style-name="P7"><text:line-break/><text:soft-page-break/><text:span text:style-name="T15">[/ XXX] 20200925_120848</text:span></text:p>
      <text:p text:style-name="P7"/>
      <text:p text:style-name="P13"/>
      <text:p text:style-name="P17"><text:span text:style-name="T7">6.2.4_1</text:span><text:span text:style-name="T6">---------------------------------------------------------------------------</text:span></text:p>
      <text:p text:style-name="P20">[2] res free# JVEMV6 44#TASKS_49 / 44. currency / TASKS-49. combined-list-gen-stats / 20200926_153403</text:p>
      <text:p text:style-name="P7"/>
      <text:p text:style-name="P7">[do] <text:span text:style-name="T1">#_ </text:span></text:p>
      <text:list xml:id="list5597958532420515509" text:style-name="L31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//next:20200925_120949</text:p>
                </text:list-item>
                <text:list-item>
                  <text:p text:style-name="P69">==&gt; then, <text:span text:style-name="T23">gen combined : <text:s/>20200909_115319</text:span></text:p>
                </text:list-item>
              </text:list>
            </text:list-item>
            <text:list-item>
              <text:p text:style-name="P86">T-1.1 : TASK-50 / feature-1</text:p>
              <text:list>
                <text:list-item>
                  <text:p text:style-name="P86">CODE </text:p>
                  <text:list>
                    <text:list-item>
                      <text:p text:style-name="P86">new FUNC : tasks_50_Gen_URL_For_Combined_Trade_Result_List()</text:p>
                    </text:list-item>
                    <text:list-item>
                      <text:p text:style-name="P86">//head:20200926_154503</text:p>
                    </text:list-item>
                    <text:list-item>
                      <text:p text:style-name="P86">ctp file</text:p>
                      <text:list>
                        <text:list-item>
                          <text:p text:style-name="P86">C/P</text:p>
                        </text:list-item>
                        <text:list-item>
                          <text:p text:style-name="P86">rename</text:p>
                        </text:list-item>
                      </text:list>
                    </text:list-item>
                  </text:list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T-1.2 : </text:p>
              <text:list>
                <text:list-item>
                  <text:p text:style-name="P86">C/P : build_URL // \utils\fx\TASKS-50_gen-url.php</text:p>
                  <text:list>
                    <text:list-item>
                      <text:p text:style-name="P86">to ==&gt; FxUtilitiesController</text:p>
                    </text:list-item>
                  </text:list>
                </text:list-item>
                <text:list-item>
                  <text:p text:style-name="P86"><text:soft-page-break/>TEST ==&gt; OK</text:p>
                </text:list-item>
              </text:list>
            </text:list-item>
            <text:list-item>
              <text:p text:style-name="P69"><text:span text:style-name="T2">#_ </text:span><text:span text:style-name="T23">T-1.3 : git</text:span></text:p>
            </text:list-item>
          </text:list>
        </text:list-item>
        <text:list-item>
          <text:p text:style-name="P86">TASK-2 : TASK-50 / feature-2 ==&gt; use param</text:p>
          <text:list>
            <text:list-item>
              <text:p text:style-name="P86">T-2.1 : no param ==&gt; dirpath only</text:p>
              <text:list>
                <text:list-item>
                  <text:p text:style-name="P86">CODE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T-2.2 : use param</text:p>
              <text:list>
                <text:list-item>
                  <text:p text:style-name="P86">CODE</text:p>
                </text:list-item>
                <text:list-item>
                  <text:p text:style-name="P86">==&gt; OK</text:p>
                  <text:list>
                    <text:list-item>
                      <text:p text:style-name="P69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[next]</text:p>
      <text:list xml:id="list761337331967248204" text:style-name="L32">
        <text:list-item>
          <text:p text:style-name="P70">TASK : TASKS-50 / feature – 3</text:p>
          <text:list>
            <text:list-item>
              <text:p text:style-name="P70">build_URL ==&gt; return array of urls</text:p>
            </text:list-item>
            <text:list-item>
              <text:p text:style-name="P70">//next:20200926_172225</text:p>
            </text:list-item>
          </text:list>
        </text:list-item>
      </text:list>
      <text:p text:style-name="P7">[further]</text:p>
      <text:p text:style-name="P7"><text:line-break/><text:span text:style-name="T15">[/ XXX] 20200926_171858</text:span></text:p>
      <text:p text:style-name="P7"/>
      <text:p text:style-name="P13"/>
      <text:p text:style-name="P17"><text:span text:style-name="T7">6.2.4_23</text:span><text:span text:style-name="T6">---------------------------------------------------------------------------</text:span></text:p>
      <text:p text:style-name="P20">[24] res free# JVEMV6 44#6.2_X / 44. currency / 6. obs / 2. <text:soft-page-break/>demo result data / 20200926_172348</text:p>
      <text:p text:style-name="P7"/>
      <text:p text:style-name="P7"/>
      <text:p text:style-name="P7"/>
      <text:p text:style-name="P7">[do] <text:span text:style-name="T1">#_ </text:span></text:p>
      <text:list xml:id="list4537190401085834579" text:style-name="L33">
        <text:list-item>
          <text:p text:style-name="P71">REVIEW </text:p>
        </text:list-item>
        <text:list-item>
          <text:p text:style-name="P71">TASK-1 : #20200909_115319[eap-2.id-1].[AUDJPY-5].dir</text:p>
        </text:list-item>
      </text:list>
      <text:p text:style-name="P7">[next]</text:p>
      <text:list xml:id="list1891175388548861534" text:style-name="L34">
        <text:list-item>
          <text:p text:style-name="P72">TASK : ==&gt; further</text:p>
        </text:list-item>
      </text:list>
      <text:p text:style-name="P7">[further]</text:p>
      <text:p text:style-name="P7"><text:line-break/><text:span text:style-name="T15">[/ XXX] 20200926_174602</text:span></text:p>
      <text:p text:style-name="P7"/>
      <text:p text:style-name="P13"/>
      <text:p text:style-name="P7"><text:span text:style-name="T13">6.2.4_2</text:span>---------------------------------------------------------------------------</text:p>
      <text:p text:style-name="P20">[3] res free# JVEMV6 44#TASKS_49 / 44. currency / TASKS-49. combined-list-gen-stats / 20200927_110318</text:p>
      <text:p text:style-name="P7"/>
      <text:p text:style-name="P7">[do] <text:span text:style-name="T1">#_ </text:span></text:p>
      <text:list xml:id="list2502049841242649549" text:style-name="L35">
        <text:list-item>
          <text:p text:style-name="P73">REVIEW </text:p>
        </text:list-item>
        <text:list-item>
          <text:p text:style-name="P73">TASK : TASKS-50 / feature – 3</text:p>
          <text:list>
            <text:list-item>
              <text:list>
                <text:list-item>
                  <text:p text:style-name="P73">build_URL ==&gt; return array of urls</text:p>
                </text:list-item>
                <text:list-item>
                  <text:p text:style-name="P73">//next:20200926_172225</text:p>
                </text:list-item>
              </text:list>
            </text:list-item>
            <text:list-item>
              <text:p text:style-name="P73">T-1.1 : func “build_URL” ==&gt; return array</text:p>
              <text:list>
                <text:list-item>
                  <text:p text:style-name="P73">CODE</text:p>
                  <text:list>
                    <text:list-item>
                      <text:p text:style-name="P73"><text:soft-page-break/>new FUNC : build_URL__Get_Url()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2280878" text:continue-numbering="true" text:style-name="L35">
        <text:list-item>
          <text:list>
            <text:list-item>
              <text:p text:style-name="P73">T-1.2 : func “build_URL” ==&gt; return array</text:p>
              <text:list>
                <text:list-item>
                  <text:p text:style-name="P73">CODE : //code:20200927_112725, //code:20200927_112743</text:p>
                </text:list-item>
                <text:list-item>
                  <text:p text:style-name="P73">TEST : dummy dirname ==&gt; one</text:p>
                  <text:list>
                    <text:list-item>
                      <text:p text:style-name="P73"><text:s/>==&gt; OK</text:p>
                    </text:list-item>
                  </text:list>
                </text:list-item>
                <text:list-item>
                  <text:p text:style-name="P73">TEST : dummy dirname ==&gt; two dirnames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T-1.3 : func “build_URL()” ==&gt; add param : $aryOf_Dir_Names</text:p>
              <text:list>
                <text:list-item>
                  <text:p text:style-name="P73">CODE : //head:20200926_112333</text:p>
                </text:list-item>
                <text:list-item>
                  <text:p text:style-name="P73">TEST ==&gt; no error ? → YES</text:p>
                </text:list-item>
                <text:list-item>
                  <text:p text:style-name="P73">TEST : 3 dir names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1">#_ </text:span>T-1.4 : view ==&gt; add dir name</text:p>
              <text:list>
                <text:list-item>
                  <text:p text:style-name="P73">CODE : tasks_50_Gen_URL_For_Combined_Trade_Result_List()</text:p>
                  <text:list>
                    <text:list-item>
                      <text:p text:style-name="P73">//code:20200927_113830</text:p>
                    </text:list-item>
                    <text:list-item>
                      <text:p text:style-name="P73">//code:20200927_112743 (template)</text:p>
                    </text:list-item>
                  </text:list>
                </text:list-item>
                <text:list-item>
                  <text:p text:style-name="P73">TEST : re-load page</text:p>
                  <text:list>
                    <text:list-item>
                      <text:p text:style-name="P73"><text:soft-page-break/>==&gt; OK</text:p>
                    </text:list-item>
                  </text:list>
                </text:list-item>
                <text:list-item>
                  <text:p text:style-name="P73">TEST : open a link</text:p>
                  <text:list>
                    <text:list-item>
                      <text:p text:style-name="P73">20200911_045656[eap-2.id-1].[AUDJPY-5].dir</text:p>
                    </text:list-item>
                    <text:list-item>
                      <text:p text:style-name="P73">==&gt; PROBLEM : url → all same dir name</text:p>
                    </text:list-item>
                    <text:list-item>
                      <text:p text:style-name="P73">TRY : review code</text:p>
                      <text:list>
                        <text:list-item>
                          <text:p text:style-name="P73">build_URL($aryOf_Dir_Names)</text:p>
                        </text:list-item>
                        <text:list-item>
                          <text:p text:style-name="P73">//fix:20200927_114737</text:p>
                        </text:list-item>
                        <text:list-item>
                          <text:p text:style-name="P73">FOUND : func “build_URL__Get_Url” ==&gt; param → using “$nameOf_Dir”</text:p>
                          <text:list>
                            <text:list-item>
                              <text:p text:style-name="P73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TEST : re-load page</text:p>
                      <text:list>
                        <text:list-item>
                          <text:p text:style-name="P73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3">TRY : review code → build_URL($aryOf_Dir_Names)</text:p>
                      <text:list>
                        <text:list-item>
                          <text:p text:style-name="P73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3">TRY : “$aryOf_Dir_Names” ==&gt; omit “20200909_115319”, add “20200914_094747[eap-2.id-1].[AUDJPY-5].dir”</text:p>
                    </text:list-item>
                    <text:list-item>
                      <text:p text:style-name="P73"><text:span text:style-name="T1">#_ </text:span>TEST</text:p>
                      <text:list>
                        <text:list-item>
                          <text:p text:style-name="P73">re-load page</text:p>
                        </text:list-item>
                        <text:list-item>
                          <text:p text:style-name="P73"><text:s/>==&gt; OK</text:p>
                        </text:list-item>
                      </text:list>
                    </text:list-item>
                    <text:list-item>
                      <text:p text:style-name="P73">TEST : open a link </text:p>
                      <text:list>
                        <text:list-item>
                          <text:p text:style-name="P7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X : open a link</text:p>
            </text:list-item>
            <text:list-item>
              <text:p text:style-name="P73"/>
            </text:list-item>
          </text:list>
        </text:list-item>
      </text:list>
      <text:p text:style-name="P7"><text:soft-page-break/>[next]</text:p>
      <text:list xml:id="list4037534058289436508" text:style-name="L36">
        <text:list-item>
          <text:p text:style-name="P74">TASK : dir names ==&gt; use external file (TASKS-50)</text:p>
          <text:list>
            <text:list-item>
              <text:p text:style-name="P74">//next:20200927_115739 (FxUtilitiesController.php)</text:p>
            </text:list-item>
          </text:list>
        </text:list-item>
      </text:list>
      <text:p text:style-name="P7">[further]</text:p>
      <text:p text:style-name="P7"><text:line-break/><text:span text:style-name="T15">[/ XXX] 20200927_115822</text:span></text:p>
      <text:p text:style-name="P7"/>
      <text:p text:style-name="P13"/>
      <text:p text:style-name="P7"><text:span text:style-name="T13">6.2.4_3</text:span>---------------------------------------------------------------------------</text:p>
      <text:p text:style-name="P20">[4] res free# JVEMV6 44#TASKS_49 / 44. currency / TASKS-49. combined-list-gen-stats / 20200928_103701</text:p>
      <text:p text:style-name="P7"/>
      <text:p text:style-name="P7">[do] <text:span text:style-name="T1">#_ </text:span></text:p>
      <text:list xml:id="list8193092043540084009" text:style-name="L37">
        <text:list-item>
          <text:p text:style-name="P75">REVIEW </text:p>
        </text:list-item>
        <text:list-item>
          <text:p text:style-name="P75">TASK : dir names ==&gt; use external file (TASKS-50)</text:p>
          <text:list>
            <text:list-item>
              <text:list>
                <text:list-item>
                  <text:p text:style-name="P75">//next:20200927_115739 (FxUtilitiesController.php)</text:p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2277339" text:continue-numbering="true" text:style-name="L37">
        <text:list-item>
          <text:list>
            <text:list-item>
              <text:list>
                <text:list-item>
                  <text:p text:style-name="P75">CODE</text:p>
                  <text:list>
                    <text:list-item>
                      <text:p text:style-name="P75">new FUNC : tasks_50_Gen_URL_For_Combined_Trade_Result_Li<text:soft-page-break/>st__Get_Dir_List</text:p>
                    </text:list-item>
                    <text:list-item>
                      <text:p text:style-name="P75">minumum coding</text:p>
                    </text:list-item>
                  </text:list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2288185" text:continue-numbering="true" text:style-name="L37">
        <text:list-item>
          <text:list>
            <text:list-item>
              <text:p text:style-name="P75">T-1.2 : list file content ==&gt; return</text:p>
              <text:list>
                <text:list-item>
                  <text:p text:style-name="P75">CODE : //code:20200928_110737</text:p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  <text:list-item>
          <text:p text:style-name="P75">TASK-2 : back to ==&gt; TASKS-49</text:p>
        </text:list-item>
      </text:list>
      <text:p text:style-name="P7">[next]</text:p>
      <text:list xml:id="list5389475460305635646" text:style-name="L38">
        <text:list-item>
          <text:p text:style-name="P76">TASK : TASKS-49 / feature – 1</text:p>
          <text:list>
            <text:list-item>
              <text:list>
                <text:list-item>
                  <text:p text:style-name="P76">return val from the func</text:p>
                </text:list-item>
                <text:list-item>
                  <text:p text:style-name="P76">write to file</text:p>
                </text:list-item>
                <text:list-item>
                  <text:p text:style-name="P76">//head:20200924_115457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28_113528</text:span></text:p>
      <text:p text:style-name="P11"/>
      <text:p text:style-name="P13"/>
      <text:p text:style-name="P7"/>
      <text:p text:style-name="P7"><text:span text:style-name="T13">6.2.4_4</text:span>---------------------------------------------------------------------------</text:p>
      <text:p text:style-name="P20">[5] res free# JVEMV6 44#TASKS_49 / 44. currency / TASKS-49. combined-list-gen-stats / 20200929_135845</text:p>
      <text:p text:style-name="P7"/>
      <text:p text:style-name="P7">[do] <text:span text:style-name="T1">#_ </text:span></text:p>
      <text:list xml:id="list3357938734190808539" text:style-name="L39">
        <text:list-item>
          <text:p text:style-name="P77"><text:soft-page-break/>REVIEW </text:p>
        </text:list-item>
        <text:list-item>
          <text:p text:style-name="P77">TASK : TASKS-49 / feature – 1</text:p>
          <text:list>
            <text:list-item>
              <text:list>
                <text:list-item>
                  <text:p text:style-name="P77">return val from the func</text:p>
                </text:list-item>
                <text:list-item>
                  <text:p text:style-name="P77">write to file</text:p>
                </text:list-item>
                <text:list-item>
                  <text:p text:style-name="P77">//head:20200924_115457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CODE</text:p>
                  <text:list>
                    <text:list-item>
                      <text:p text:style-name="P77">//code:20200924_112838</text:p>
                    </text:list-item>
                    <text:list-item>
                      <text:p text:style-name="P77">//code:20200929_141416</text:p>
                    </text:list-item>
                  </text:list>
                </text:list-item>
                <text:list-item>
                  <text:p text:style-name="P77">TEST</text:p>
                  <text:list>
                    <text:list-item>
                      <text:p text:style-name="P77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2289130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7">==&gt; OK</text:p>
                    </text:list-item>
                  </text:list>
                </text:list-item>
              </text:list>
            </text:list-item>
            <text:list-item>
              <text:p text:style-name="P77"><text:span text:style-name="T1">#_ </text:span>T-1.2 : gen-ed log file ==&gt; to sheet </text:p>
            </text:list-item>
          </text:list>
        </text:list-item>
        <text:list-item>
          <text:p text:style-name="P77">TASK-2 : TASKS-49 / feature – 2</text:p>
          <text:list>
            <text:list-item>
              <text:p text:style-name="P77">T-2.1</text:p>
              <text:list>
                <text:list-item>
                  <text:p text:style-name="P77">CODE</text:p>
                  <text:list>
                    <text:list-item>
                      <text:p text:style-name="P77">util_3__Gen_Trading_Result_List__Gen_Stats</text:p>
                    </text:list-item>
                    <text:list-item>
                      <text:p text:style-name="P77">//caller:20200924_115443</text:p>
                    </text:list-item>
                    <text:list-item>
                      <text:p text:style-name="P77">//code:20200929_144730</text:p>
                    </text:list-item>
                  </text:list>
                </text:list-item>
                <text:list-item>
                  <text:p text:style-name="P77"><text:span text:style-name="T1">#_ </text:span>TEST ==&gt; </text:p>
                  <text:list>
                    <text:list-item>
                      <text:p text:style-name="P77">PROBLEM : entries ==&gt; not written</text:p>
                    </text:list-item>
                    <text:list-item>
                      <text:p text:style-name="P77"><text:span text:style-name="T1">#_ </text:span>TRY : review</text:p>
                      <text:list>
                        <text:list-item>
                          <text:p text:style-name="P77">in “util_3__Gen_Trading_Result_List__Gen_Stats” ==&gt; BB.loc values set ? → YES</text:p>
                        </text:list-item>
                        <text:list-item>
                          <text:p text:style-name="P77"><text:soft-page-break/>received retrurn vals ---&gt; unpacked?</text:p>
                          <text:list>
                            <text:list-item>
                              <text:p text:style-name="P77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7"><text:span text:style-name="T1">#_ </text:span>TRY : debug ==&gt; //debug:20200929_145219</text:p>
                      <text:list>
                        <text:list-item>
                          <text:p text:style-name="P77">==&gt; returned “null”</text:p>
                        </text:list-item>
                      </text:list>
                    </text:list-item>
                    <text:list-item>
                      <text:p text:style-name="P77"><text:span text:style-name="T1">#_ </text:span>TRY</text:p>
                      <text:list>
                        <text:list-item>
                          <text:p text:style-name="P77">when returned ==&gt; values inside? : //debug:20200929_145424</text:p>
                          <text:list>
                            <text:list-item>
                              <text:p text:style-name="P77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7"><text:span text:style-name="T1">#_ </text:span>TRY <text:s/></text:p>
                      <text:list>
                        <text:list-item>
                          <text:p text:style-name="P77">review ==&gt; the func itself</text:p>
                        </text:list-item>
                        <text:list-item>
                          <text:p text:style-name="P77">//debug:20200929_145654</text:p>
                        </text:list-item>
                        <text:list-item>
                          <text:p text:style-name="P77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7"><text:span text:style-name="T1">#_ </text:span>TRY</text:p>
                      <text:list>
                        <text:list-item>
                          <text:p text:style-name="P77">to set vals → use for-loop</text:p>
                        </text:list-item>
                        <text:list-item>
                          <text:p text:style-name="P7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9020582862606684291" text:style-name="L40">
        <text:list-item>
          <text:p text:style-name="P78">TASK : TASKS-49 / feature – 3</text:p>
          <text:list>
            <text:list-item>
              <text:p text:style-name="P78">//next:20200929_151352 (FxUtilitiesController)</text:p>
            </text:list-item>
          </text:list>
        </text:list-item>
      </text:list>
      <text:p text:style-name="P7">[further]</text:p>
      <text:p text:style-name="P7"><text:line-break/><text:span text:style-name="T15">[/ XXX] 20200929_150942</text:span></text:p>
      <text:p text:style-name="P7"/>
      <text:p text:style-name="P13"/>
      <text:p text:style-name="P7"><text:span text:style-name="T13">6.2.4_5</text:span>---------------------------------------------------------------------------</text:p>
      <text:p text:style-name="P20"><text:soft-page-break/>[6] res free# JVEMV6 44#TASKS_49 / 44. currency / TASKS-49. combined-list-gen-stats / 20200930_111953</text:p>
      <text:p text:style-name="P7"/>
      <text:p text:style-name="P7">[do] <text:span text:style-name="T1">#_ </text:span></text:p>
      <text:list xml:id="list454173640348042356" text:style-name="L41">
        <text:list-item>
          <text:p text:style-name="P79">REVIEW </text:p>
        </text:list-item>
        <text:list-item>
          <text:p text:style-name="P79">TASK : TASKS-49 / feature – 3</text:p>
          <text:list>
            <text:list-item>
              <text:list>
                <text:list-item>
                  <text:p text:style-name="P79">//next:20200929_151352 (FxUtilitiesController)</text:p>
                </text:list-item>
              </text:list>
            </text:list-item>
            <text:list-item>
              <text:p text:style-name="P79">T-1.1 : sum of minus</text:p>
              <text:list>
                <text:list-item>
                  <text:p text:style-name="P79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7"/>
          </table:table-cell>
        </table:table-row>
      </table:table>
      <text:list xml:id="list32296375" text:continue-numbering="true" text:style-name="L41">
        <text:list-item>
          <text:list>
            <text:list-item>
              <text:list>
                <text:list-item>
                  <text:p text:style-name="P79">CODE : //code:20200924_121037</text:p>
                </text:list-item>
                <text:list-item>
                  <text:p text:style-name="P79">==&gt; OK</text:p>
                </text:list-item>
              </text:list>
            </text:list-item>
            <text:list-item>
              <text:p text:style-name="P79">T-1.2 : sum of plus</text:p>
              <text:list>
                <text:list-item>
                  <text:p text:style-name="P79">CODE : //code:20200930_113705</text:p>
                </text:list-item>
                <text:list-item>
                  <text:p text:style-name="P79">==&gt; OK</text:p>
                </text:list-item>
              </text:list>
            </text:list-item>
            <text:list-item>
              <text:p text:style-name="P79"><text:span text:style-name="T1">#_ </text:span>T-1.3 : validate</text:p>
              <text:list>
                <text:list-item>
                  <text:list>
                    <text:list-item>
                      <text:p text:style-name="P79">gen-ed plus/minus vals ==&gt; compare with sheet vals</text:p>
                    </text:list-item>
                    <text:list-item>
                      <text:p text:style-name="P79">20200910_093548[eap-2.id-1].[AUDJPY-5].dir</text:p>
                    </text:list-item>
                    <text:list-item>
                      <text:p text:style-name="P79">sheet ==&gt; “9”</text:p>
                    </text:list-item>
                  </text:list>
                </text:list-item>
                <text:list-item>
                  <text:p text:style-name="P79"><text:span text:style-name="T1">#_ </text:span>TEST</text:p>
                  <text:list>
                    <text:list-item>
                      <text:p text:style-name="P79">total, plus, minus ==&gt; OK</text:p>
                    </text:list-item>
                    <text:list-item>
                      <text:p text:style-name="P79">BB.loc : count ==&gt; OK</text:p>
                    </text:list-item>
                    <text:list-item>
                      <text:p text:style-name="P79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79"><text:span text:style-name="T1">#_ </text:span>T-1.4</text:p>
              <text:list>
                <text:list-item>
                  <text:list>
                    <text:list-item>
                      <text:p text:style-name="P79">BB.loc sum ==&gt; write</text:p>
                    </text:list-item>
                  </text:list>
                </text:list-item>
                <text:list-item>
                  <text:p text:style-name="P79">CODE</text:p>
                  <text:list>
                    <text:list-item>
                      <text:p text:style-name="P79"><text:span text:style-name="T1">#_ </text:span>func “util_3__Gen_Trading_Result_List__Gen_Stats”</text:p>
                      <text:list>
                        <text:list-item>
                          <text:p text:style-name="P79"><text:span text:style-name="T1">#_ </text:span>return vals </text:p>
                        </text:list-item>
                      </text:list>
                    </text:list-item>
                    <text:list-item>
                      <text:p text:style-name="P79">caller line</text:p>
                      <text:list>
                        <text:list-item>
                          <text:p text:style-name="P79">receive returned vals</text:p>
                        </text:list-item>
                      </text:list>
                    </text:list-item>
                    <text:list-item>
                      <text:p text:style-name="P79">debug : show to the html</text:p>
                      <text:list>
                        <text:list-item>
                          <text:p text:style-name="P79">==&gt; OK</text:p>
                        </text:list-item>
                      </text:list>
                    </text:list-item>
                    <text:list-item>
                      <text:p text:style-name="P79"><text:span text:style-name="T1">#_ </text:span>write </text:p>
                      <text:list>
                        <text:list-item>
                          <text:p text:style-name="P79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79"><text:span text:style-name="T1">#_ </text:span>TEST ==&gt; OK!!!</text:p>
                </text:list-item>
              </text:list>
            </text:list-item>
          </text:list>
        </text:list-item>
        <text:list-item>
          <text:p text:style-name="P79">TASK-2</text:p>
          <text:list>
            <text:list-item>
              <text:list>
                <text:list-item>
                  <text:p text:style-name="P79">gen-ed stats data ==&gt; C/P to sheet</text:p>
                </text:list-item>
                <text:list-item>
                  <text:p text:style-name="P79">20200910_093548[eap-2.id-1].[AUDJPY-5].dir</text:p>
                </text:list-item>
                <text:list-item>
                  <text:p text:style-name="P79">sheet ==&gt; “9”</text:p>
                </text:list-item>
              </text:list>
            </text:list-item>
            <text:list-item>
              <text:p text:style-name="P79">T-2.1 ==&gt; OK</text:p>
            </text:list-item>
          </text:list>
        </text:list-item>
      </text:list>
      <text:p text:style-name="P7"/>
      <text:p text:style-name="P7">[next]</text:p>
      <text:list xml:id="list5396757519078622076" text:style-name="L42">
        <text:list-item>
          <text:p text:style-name="P80">TASK : TASKS-26 ==&gt; combined list, stats</text:p>
          <text:list>
            <text:list-item>
              <text:p text:style-name="P80">20200911_045656[eap-2.id-1].[AUDJPY-5].dir</text:p>
            </text:list-item>
            <text:list-item>
              <text:p text:style-name="P80">url ==&gt; <text:span text:style-name="T24">#20200930_120541 (this doc)</text:span></text:p>
            </text:list-item>
          </text:list>
        </text:list-item>
      </text:list>
      <text:p text:style-name="P7">[further]</text:p>
      <text:p text:style-name="P7"><text:line-break/><text:soft-page-break/><text:span text:style-name="T15">[/ XXX] 20200930_120602</text:span></text:p>
      <text:p text:style-name="P7"/>
      <text:p text:style-name="P7"><text:span text:style-name="T25">@@@</text:span></text:p>
      <text:p text:style-name="P7"><text:span text:style-name="T13">6.2.4_6</text:span>---------------------------------------------------------------------------</text:p>
      <text:p text:style-name="P20">[7] res free# JVEMV6 44#TASKS_49 / 44. currency / TASKS-49. combined-list-gen-stats / XXX</text:p>
      <text:p text:style-name="P7"/>
      <text:p text:style-name="P7">[do] <text:span text:style-name="T1">#_ </text:span></text:p>
      <text:list xml:id="list2234995167222512789" text:style-name="L51">
        <text:list-item>
          <text:p text:style-name="P85">REVIEW </text:p>
        </text:list-item>
        <text:list-item>
          <text:p text:style-name="P85">TASK-1</text:p>
        </text:list-item>
      </text:list>
      <text:p text:style-name="P7">[next]</text:p>
      <text:list xml:id="list2899514237867547738" text:style-name="L50">
        <text:list-item>
          <text:p text:style-name="P84"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20">res free# JVEMV6 44#10.2_XX / 44. currency / 10. prog-php / 2. tester / <text:s/>XXXX</text:p>
      <text:p text:style-name="P20"/>
      <text:p text:style-name="P7">[do] <text:span text:style-name="T1">#_ </text:span></text:p>
      <text:list xml:id="list32289728" text:continue-list="list3356088017792524275" text:style-name="L3">
        <text:list-item>
          <text:p text:style-name="P41">REVIEW </text:p>
        </text:list-item>
        <text:list-item>
          <text:p text:style-name="P41">TASK-1</text:p>
        </text:list-item>
      </text:list>
      <text:p text:style-name="P7"><text:soft-page-break/>[next]</text:p>
      <text:list xml:id="list3691386948010585106" text:style-name="L43">
        <text:list-item>
          <text:p text:style-name="P81">TASK</text:p>
        </text:list-item>
      </text:list>
      <text:p text:style-name="P7">[further]</text:p>
      <text:p text:style-name="P16"><text:line-break/><text:span text:style-name="T15">[/ XXX] </text:span></text:p>
      <text:p text:style-name="P25"/>
      <text:p text:style-name="P25"/>
      <text:p text:style-name="P25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4532258847211180975" text:style-name="L44">
        <text:list-item>
          <text:p text:style-name="P8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276000" text:continue-numbering="true" text:style-name="L44">
        <text:list-item>
          <text:p text:style-name="P82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1084317153560353406" text:style-name="L45">
        <text:list-item>
          <text:p text:style-name="P37"><text:soft-page-break/>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7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6174717567456085620" text:style-name="L46">
              <text:list-item>
                <text:p text:style-name="P32">M – w &gt; a (new window)</text:p>
              </text:list-item>
              <text:list-item>
                <text:p text:style-name="P32">doc 2 : select → session number</text:p>
              </text:list-item>
              <text:list-item>
                <text:p text:style-name="P32">doc 1</text:p>
                <text:list>
                  <text:list-item>
                    <text:p text:style-name="P32">DUP → template</text:p>
                  </text:list-item>
                  <text:list-item>
                    <text:p text:style-name="P32">session num → paste</text:p>
                  </text:list-item>
                  <text:list-item>
                    <text:p text:style-name="P32">datetime ==&gt; change to “XXX”</text:p>
                  </text:list-item>
                  <text:list-item>
                    <text:p text:style-name="P32">session num → update</text:p>
                  </text:list-item>
                </text:list>
              </text:list-item>
              <text:list-item>
                <text:p text:style-name="P32">doc 2 : select → session string</text:p>
              </text:list-item>
              <text:list-item>
                <text:p text:style-name="P36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2293275082335652835" text:style-name="L47">
              <text:list-item>
                <text:p text:style-name="P33">commit</text:p>
                <text:list>
                  <text:list-item>
                    <text:p text:style-name="P33">jve</text:p>
                  </text:list-item>
                  <text:list-item>
                    <text:p text:style-name="P33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###</text:p>
          </table:table-cell>
          <table:covered-table-cell/>
        </table:table-row>
        <table:table-row>
          <table:table-cell table:style-name="表5.A6" office:value-type="float" office:value="1">
            <text:p text:style-name="P30">1</text:p>
          </table:table-cell>
          <table:table-cell table:style-name="表5.A3" office:value-type="string">
            <text:p text:style-name="P29"><office:annotation office:name="__Annotation__8900_5646382082"><dc:creator>iwabuchi ken</dc:creator><dc:date>2020-06-18T17:30:51.07</dc:date><text:p text:style-name="P105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6] res free# JVEMV6 44#TASKS_49 / 44. currency / TASKS-49. combined-list-gen-stats / 20200930_111953</text:span></text:p>
          </table:table-cell>
        </table:table-row>
        <table:table-row>
          <table:table-cell table:style-name="表5.A6" office:value-type="float" office:value="2">
            <text:p text:style-name="P28">2</text:p>
          </table:table-cell>
          <table:table-cell table:style-name="表5.A3" office:value-type="string">
            <text:p text:style-name="P28"><office:annotation office:name="__Annotation__8900_56463820813"><dc:creator>iwabuchi ken</dc:creator><dc:date>2020-06-18T17:30:51.12</dc:date><text:p text:style-name="P105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6] res free# JVEMV6 44#TASKS_49 / 44. currency / TASKS-49. combined-list-gen-stats / 20200930_111953</text:span></text:p>
          </table:table-cell>
        </table:table-row>
        <table:table-row>
          <table:table-cell table:style-name="表5.A6" office:value-type="float" office:value="3">
            <text:p text:style-name="P28">3</text:p>
          </table:table-cell>
          <table:table-cell table:style-name="表5.A3" office:value-type="string">
            <text:p text:style-name="P28"><office:annotation office:name="__Annotation__8900_564638208111"><dc:creator>iwabuchi ken</dc:creator><dc:date>2020-06-18T17:30:51.12</dc:date><text:p text:style-name="P105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6] res free# JVEMV6 44#TASKS_49 / 44. currency / TASKS-49. combined-list-gen-stats / 20200930_111953</text:span></text:p>
          </table:table-cell>
        </table:table-row>
        <table:table-row>
          <table:table-cell table:style-name="表5.A6" office:value-type="float" office:value="4">
            <text:p text:style-name="P28">4</text:p>
          </table:table-cell>
          <table:table-cell table:style-name="表5.A3" office:value-type="string">
            <text:p text:style-name="P28"><office:annotation office:name="__Annotation__8900_564638208121"><dc:creator>iwabuchi ken</dc:creator><dc:date>2020-06-18T17:30:51.12</dc:date><text:p text:style-name="P105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6] res free# JVEMV6 44#TASKS_49 / 44. currency / TASKS-49. combined-list-gen-stats / 20200930_111953</text:span></text:p>
          </table:table-cell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7005564310507641660" text:style-name="L48">
              <text:list-item>
                <text:p text:style-name="P34">doc 1 : select → git push, echo</text:p>
              </text:list-item>
              <text:list-item>
                <text:p text:style-name="P34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1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3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3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2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8944720532743213283" text:style-name="L49">
              <text:list-item>
                <text:p text:style-name="P35">eclipse</text:p>
              </text:list-item>
              <text:list-item>
                <text:p text:style-name="P35">mt4</text:p>
              </text:list-item>
              <text:list-item>
                <text:p text:style-name="P35">folders</text:p>
              </text:list-item>
              <text:list-item>
                <text:p text:style-name="P35">sakura files</text:p>
              </text:list-item>
              <text:list-item>
                <text:p text:style-name="P35">docs</text:p>
              </text:list-item>
            </text:list>
          </table:table-cell>
          <table:covered-table-cell/>
        </table:table-row>
      </table:table>
      <text:list xml:id="list32301595" text:continue-list="list1084317153560353406" text:style-name="L45">
        <text:list-item>
          <text:p text:style-name="P37">git</text:p>
          <text:list>
            <text:list-item>
              <text:p text:style-name="P3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4"><text:span text:style-name="T9">C:\WORKS_2\WS\WS_Others.JVEMV6\JVEMV6\37_miscs\12_pro</text:span><text:span text:style-name="T9">grammin</text:span><text:span text:style-name="T9">g\3_fx-log-file\end_apps.bat &amp;&amp; echo.&gt;&gt; </text:span><text:soft-page-break/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277419" text:continue-numbering="true" text:style-name="L45">
        <text:list-item>
          <text:list>
            <text:list-item>
              <text:p text:style-name="P3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</table:table>
      <text:list xml:id="list32289449" text:continue-numbering="true" text:style-name="L45">
        <text:list-item>
          <text:p text:style-name="P37">move “<text:span text:style-name="T3">@@@</text:span>”</text:p>
        </text:list-item>
        <text:list-item>
          <text:p text:style-name="P83">DUP : template</text:p>
        </text:list-item>
      </text:list>
      <text:p text:style-name="P7"/>
      <text:p text:style-name="P7">/ ------------------------------------------------------- [STEPS : closing] 20191220_142139 /</text:p>
      <text:p text:style-name="P15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30T12:07:02.17</dc:date>
    <dc:creator>iwabuchi ken</dc:creator>
    <meta:editing-duration>P11DT11H14M39S</meta:editing-duration>
    <meta:editing-cycles>1834</meta:editing-cycles>
    <meta:generator>OpenOffice/4.1.3$Win32 OpenOffice.org_project/413m1$Build-9783</meta:generator>
    <meta:document-statistic meta:table-count="14" meta:image-count="0" meta:object-count="0" meta:page-count="36" meta:paragraph-count="622" meta:word-count="2494" meta:character-count="24223"/>
  </office:meta>
</office:document-meta>
</file>